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043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5.766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66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2.379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2.376cm"/>
    </style:style>
    <style:style style:name="co19" style:family="table-column">
      <style:table-column-properties fo:break-before="auto" style:column-width="1.711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120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2012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12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2012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012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2012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2012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specific_TREM2+_subject_being_matched</text:p>
          </table:table-cell>
          <table:table-cell table:number-columns-repeated="2" table:style-name="ce1" office:value-type="string" calcext:value-type="string">
            <text:p>specific_TREM2+_subject_being_matched_-_alternative_id</text:p>
          </table:table-cell>
          <table:table-cell table:style-name="ce1" office:value-type="string" calcext:value-type="string">
            <text:p>Plate_location_for_assay_Duplicate_1</text:p>
          </table:table-cell>
          <table:table-cell table:number-columns-repeated="2" table:style-name="ce1" office:value-type="string" calcext:value-type="string">
            <text:p>Plate_location_for_assay_Duplicate_2</text:p>
          </table:table-cell>
          <table:table-cell table:style-name="ce12" office:value-type="string" calcext:value-type="string">
            <text:p>Last_known_summary_diagnosis_TREM2+</text:p>
          </table:table-cell>
          <table:table-cell table:style-name="ce12" office:value-type="string" calcext:value-type="string">
            <text:p>Diagnosis_at_sampling_TREM2+</text:p>
          </table:table-cell>
          <table:table-cell table:style-name="ce1" office:value-type="string" calcext:value-type="string">
            <text:p>Year/visit_of_sample_used</text:p>
          </table:table-cell>
          <table:table-cell table:style-name="ce20" office:value-type="string" calcext:value-type="string">
            <text:p>TREM2+_variant</text:p>
          </table:table-cell>
          <table:table-cell table:style-name="ce12" office:value-type="string" calcext:value-type="string">
            <text:p>Gender_of_TREM2+_to_match</text:p>
          </table:table-cell>
          <table:table-cell table:style-name="ce22" office:value-type="string" calcext:value-type="string">
            <text:p>MMSE_score_at_baseline_of_TREM2+_to_match</text:p>
          </table:table-cell>
          <table:table-cell table:style-name="ce22" office:value-type="string" calcext:value-type="string">
            <text:p>MMSE_score_at_sample_of_TREM2+_to_match</text:p>
          </table:table-cell>
          <table:table-cell table:style-name="ce30" office:value-type="string" calcext:value-type="string">
            <text:p>Date_of_TREM2+_sample_used</text:p>
          </table:table-cell>
          <table:table-cell table:style-name="ce36" office:value-type="string" calcext:value-type="string">
            <text:p>DOB_of_TREM2+_subject</text:p>
          </table:table-cell>
          <table:table-cell table:style-name="ce1" office:value-type="string" calcext:value-type="string">
            <text:p>Age_at_sampling__of_TREM2+_to_match</text:p>
          </table:table-cell>
          <table:table-cell table:style-name="ce22" office:value-type="string" calcext:value-type="string">
            <text:p>APOE_genotype</text:p>
          </table:table-cell>
          <table:table-cell table:style-name="ce39" office:value-type="string" calcext:value-type="string">
            <text:p>ID</text:p>
          </table:table-cell>
          <table:table-cell table:style-name="ce42" office:value-type="string" calcext:value-type="string">
            <text:p>FGF-basic</text:p>
          </table:table-cell>
          <table:table-cell table:style-name="ce42" office:value-type="string" calcext:value-type="string">
            <text:p>IL-1b</text:p>
          </table:table-cell>
          <table:table-cell table:style-name="ce42" office:value-type="string" calcext:value-type="string">
            <text:p>G-CSF</text:p>
          </table:table-cell>
          <table:table-cell table:style-name="ce42" office:value-type="string" calcext:value-type="string">
            <text:p>IL-10</text:p>
          </table:table-cell>
          <table:table-cell table:style-name="ce42" office:value-type="string" calcext:value-type="string">
            <text:p>IL-13</text:p>
          </table:table-cell>
          <table:table-cell table:style-name="ce42" office:value-type="string" calcext:value-type="string">
            <text:p>IL-6</text:p>
          </table:table-cell>
          <table:table-cell table:style-name="ce42" office:value-type="string" calcext:value-type="string">
            <text:p>IL-12</text:p>
          </table:table-cell>
          <table:table-cell table:style-name="ce42" office:value-type="string" calcext:value-type="string">
            <text:p>Rantes</text:p>
          </table:table-cell>
          <table:table-cell table:style-name="ce42" office:value-type="string" calcext:value-type="string">
            <text:p>Eotaxin</text:p>
          </table:table-cell>
          <table:table-cell table:style-name="ce42" office:value-type="string" calcext:value-type="string">
            <text:p>IL-17</text:p>
          </table:table-cell>
          <table:table-cell table:style-name="ce42" office:value-type="string" calcext:value-type="string">
            <text:p>MIP-1a</text:p>
          </table:table-cell>
          <table:table-cell table:style-name="ce42" office:value-type="string" calcext:value-type="string">
            <text:p>GM-CSF</text:p>
          </table:table-cell>
          <table:table-cell table:style-name="ce42" office:value-type="string" calcext:value-type="string">
            <text:p>MIP-1b</text:p>
          </table:table-cell>
          <table:table-cell table:style-name="ce42" office:value-type="string" calcext:value-type="string">
            <text:p>MCP-1</text:p>
          </table:table-cell>
          <table:table-cell table:style-name="ce42" office:value-type="string" calcext:value-type="string">
            <text:p>IL-15</text:p>
          </table:table-cell>
          <table:table-cell table:style-name="ce42" office:value-type="string" calcext:value-type="string">
            <text:p>EGF</text:p>
          </table:table-cell>
          <table:table-cell table:style-name="ce42" office:value-type="string" calcext:value-type="string">
            <text:p>IL-5</text:p>
          </table:table-cell>
          <table:table-cell table:style-name="ce42" office:value-type="string" calcext:value-type="string">
            <text:p>HGF</text:p>
          </table:table-cell>
          <table:table-cell table:style-name="ce42" office:value-type="string" calcext:value-type="string">
            <text:p>VEGF</text:p>
          </table:table-cell>
          <table:table-cell table:style-name="ce42" office:value-type="string" calcext:value-type="string">
            <text:p>IFN-y</text:p>
          </table:table-cell>
          <table:table-cell table:style-name="ce42" office:value-type="string" calcext:value-type="string">
            <text:p>IFN-a</text:p>
          </table:table-cell>
          <table:table-cell table:style-name="ce42" office:value-type="string" calcext:value-type="string">
            <text:p>IL-1RA</text:p>
          </table:table-cell>
          <table:table-cell table:style-name="ce42" office:value-type="string" calcext:value-type="string">
            <text:p>TNF-a</text:p>
          </table:table-cell>
          <table:table-cell table:style-name="ce42" office:value-type="string" calcext:value-type="string">
            <text:p>IL-2</text:p>
          </table:table-cell>
          <table:table-cell table:style-name="ce42" office:value-type="string" calcext:value-type="string">
            <text:p>IL-7</text:p>
          </table:table-cell>
          <table:table-cell table:style-name="ce42" office:value-type="string" calcext:value-type="string">
            <text:p>IP-10</text:p>
          </table:table-cell>
          <table:table-cell table:style-name="ce42" office:value-type="string" calcext:value-type="string">
            <text:p>IL-2R</text:p>
          </table:table-cell>
          <table:table-cell table:style-name="ce42" office:value-type="string" calcext:value-type="string">
            <text:p>MIG</text:p>
          </table:table-cell>
          <table:table-cell table:style-name="ce42" office:value-type="string" calcext:value-type="string">
            <text:p>IL-4</text:p>
          </table:table-cell>
          <table:table-cell table:style-name="ce42" office:value-type="string" calcext:value-type="string">
            <text:p>IL-8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72</text:p>
          </table:table-cell>
          <table:table-cell table:style-name="ce3" office:value-type="string" calcext:value-type="string">
            <text:p>LNDADC021</text:p>
          </table:table-cell>
          <table:table-cell table:style-name="ce7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8886" calcext:value-type="float">
            <text:p>18-Jun-06</text:p>
          </table:table-cell>
          <table:table-cell table:style-name="ce32" office:value-type="float" office:value="13655" calcext:value-type="float">
            <text:p>20-May-37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string" calcext:value-type="string">
            <text:p>E4E4</text:p>
          </table:table-cell>
          <table:table-cell table:style-name="ce40" office:value-type="string" calcext:value-type="string">
            <text:p>LND.007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65" calcext:value-type="float">
            <text:p>5.6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47" calcext:value-type="float">
            <text:p>7.47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EDAR-MAA-129</text:p>
          </table:table-cell>
          <table:table-cell table:style-name="ce2" office:value-type="string" calcext:value-type="string">
            <text:p>MAA-129</text:p>
          </table:table-cell>
          <table:table-cell table:style-name="ce7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32" office:value-type="float" office:value="40260" calcext:value-type="float">
            <text:p>23-Mar-10</text:p>
          </table:table-cell>
          <table:table-cell table:style-name="ce32" office:value-type="float" office:value="11585" calcext:value-type="float">
            <text:p>19-Sep-31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MAA-129</text:p>
          </table:table-cell>
          <table:table-cell table:style-name="ce43" office:value-type="float" office:value="4.5" calcext:value-type="float">
            <text:p>4.50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4.77" calcext:value-type="float">
            <text:p>4.77</text:p>
          </table:table-cell>
          <table:table-cell table:style-name="ce43" office:value-type="float" office:value="4.38" calcext:value-type="float">
            <text:p>4.38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22" calcext:value-type="float">
            <text:p>4.2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42</text:p>
          </table:table-cell>
          <table:table-cell table:style-name="ce2" office:value-type="string" calcext:value-type="string">
            <text:p>PRGADC042</text:p>
          </table:table-cell>
          <table:table-cell table:style-name="ce2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76C&gt;T__P59L_NEW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32" office:value-type="float" office:value="39613" calcext:value-type="float">
            <text:p>14-Jun-08</text:p>
          </table:table-cell>
          <table:table-cell table:style-name="ce32" office:value-type="float" office:value="46760" calcext:value-type="float">
            <text:p>8-Jan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2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63" calcext:value-type="float">
            <text:p>4.63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8.47" calcext:value-type="float">
            <text:p>8.47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7" calcext:value-type="float">
            <text:p>4.47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19" calcext:value-type="float">
            <text:p>4.19</text:p>
          </table:table-cell>
          <table:table-cell table:style-name="ce43" office:value-type="float" office:value="7.95" calcext:value-type="float">
            <text:p>7.95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17" calcext:value-type="float">
            <text:p>5.1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74</text:p>
          </table:table-cell>
          <table:table-cell table:style-name="ce2" office:value-type="string" calcext:value-type="string">
            <text:p>LNDMCI042</text:p>
          </table:table-cell>
          <table:table-cell table:style-name="ce2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4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32" office:value-type="float" office:value="39743" calcext:value-type="float">
            <text:p>22-Oct-08</text:p>
          </table:table-cell>
          <table:table-cell table:style-name="ce32" office:value-type="float" office:value="13958" calcext:value-type="float">
            <text:p>19-Mar-38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LND.0174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71" calcext:value-type="float">
            <text:p>8.71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9.51" calcext:value-type="float">
            <text:p>9.51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49" calcext:value-type="float">
            <text:p>4.49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34</text:p>
          </table:table-cell>
          <table:table-cell table:style-name="ce2" office:value-type="string" calcext:value-type="string">
            <text:p>LNDMCI028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994" calcext:value-type="float">
            <text:p>30-Jun-09</text:p>
          </table:table-cell>
          <table:table-cell table:style-name="ce32" office:value-type="float" office:value="13322" calcext:value-type="float">
            <text:p>21-Jun-36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13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58" calcext:value-type="float">
            <text:p>8.58</text:p>
          </table:table-cell>
          <table:table-cell table:style-name="ce43" office:value-type="float" office:value="7.02" calcext:value-type="float">
            <text:p>7.02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7.27" calcext:value-type="float">
            <text:p>7.2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15" calcext:value-type="float">
            <text:p>5.15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650</text:p>
          </table:table-cell>
          <table:table-cell table:style-name="ce2" office:value-type="float" office:value="650" calcext:value-type="float">
            <text:p>650</text:p>
          </table:table-cell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271" calcext:value-type="float">
            <text:p>11-Oct-04</text:p>
          </table:table-cell>
          <table:table-cell table:style-name="ce32" office:value-type="float" office:value="45202" calcext:value-type="float">
            <text:p>3-Oct-23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650</text:p>
          </table:table-cell>
          <table:table-cell table:style-name="ce43" office:value-type="float" office:value="4.57" calcext:value-type="float">
            <text:p>4.5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96" calcext:value-type="float">
            <text:p>8.96</text:p>
          </table:table-cell>
          <table:table-cell table:style-name="ce43" office:value-type="float" office:value="7.39" calcext:value-type="float">
            <text:p>7.39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3.58" calcext:value-type="float">
            <text:p>3.58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46" calcext:value-type="float">
            <text:p>4.46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51" calcext:value-type="float">
            <text:p>4.51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62" calcext:value-type="float">
            <text:p>4.6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01</text:p>
          </table:table-cell>
          <table:table-cell table:style-name="ce2" office:value-type="string" calcext:value-type="string">
            <text:p>PRGADC001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32" office:value-type="float" office:value="39057" calcext:value-type="float">
            <text:p>6-Dec-06</text:p>
          </table:table-cell>
          <table:table-cell table:style-name="ce32" office:value-type="float" office:value="15577" calcext:value-type="float">
            <text:p>24-Aug-42</text:p>
          </table:table-cell>
          <table:table-cell table:style-name="ce5" office:value-type="float" office:value="64" calcext:value-type="float">
            <text:p>64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PRGA0001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3" calcext:value-type="float">
            <text:p>6.23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8.27" calcext:value-type="float">
            <text:p>8.27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34" calcext:value-type="float">
            <text:p>5.34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517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40967" calcext:value-type="float">
            <text:p>28-Feb-12</text:p>
          </table:table-cell>
          <table:table-cell table:style-name="ce32" office:value-type="float" office:value="11682" calcext:value-type="float">
            <text:p>25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17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91" calcext:value-type="float">
            <text:p>6.91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2" table:style-name="ce43" office:value-type="float" office:value="5.65" calcext:value-type="float">
            <text:p>5.6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15" calcext:value-type="float">
            <text:p>7.1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6.2" calcext:value-type="float">
            <text:p>6.2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8739</text:p>
          </table:table-cell>
          <table:table-cell table:style-name="ce2"/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G08739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86" calcext:value-type="float">
            <text:p>8.86</text:p>
          </table:table-cell>
          <table:table-cell table:style-name="ce43" office:value-type="float" office:value="7.72" calcext:value-type="float">
            <text:p>7.7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1" calcext:value-type="float">
            <text:p>4.9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4.75" calcext:value-type="float">
            <text:p>4.75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41</text:p>
          </table:table-cell>
          <table:table-cell table:style-name="ce2" office:value-type="string" calcext:value-type="string">
            <text:p>PRGADC041</text:p>
          </table:table-cell>
          <table:table-cell table:style-name="ce2"/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76C&gt;T__P59L_NEW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39358" calcext:value-type="float">
            <text:p>3-Oct-07</text:p>
          </table:table-cell>
          <table:table-cell table:style-name="ce32" office:value-type="float" office:value="47313" calcext:value-type="float">
            <text:p>1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1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8.42" calcext:value-type="float">
            <text:p>8.42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4.55" calcext:value-type="float">
            <text:p>4.55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7.81" calcext:value-type="float">
            <text:p>7.8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11" calcext:value-type="float">
            <text:p>4.11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117</text:p>
          </table:table-cell>
          <table:table-cell table:style-name="ce2" office:value-type="float" office:value="1117" calcext:value-type="float">
            <text:p>1117</text:p>
          </table:table-cell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7901" calcext:value-type="float">
            <text:p>7-Oct-03</text:p>
          </table:table-cell>
          <table:table-cell table:style-name="ce32" office:value-type="float" office:value="11012" calcext:value-type="float">
            <text:p>23-Feb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OA1117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4" calcext:value-type="float">
            <text:p>4.5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9" calcext:value-type="float">
            <text:p>9.00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58" calcext:value-type="float">
            <text:p>4.58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34" calcext:value-type="float">
            <text:p>5.34</text:p>
          </table:table-cell>
          <table:table-cell table:style-name="ce43" office:value-type="float" office:value="4.53" calcext:value-type="float">
            <text:p>4.53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43" calcext:value-type="float">
            <text:p>4.43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820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41353" calcext:value-type="float">
            <text:p>20-Mar-13</text:p>
          </table:table-cell>
          <table:table-cell table:style-name="ce32" office:value-type="float" office:value="13508" calcext:value-type="float">
            <text:p>24-Dec-36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820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8.68" calcext:value-type="float">
            <text:p>8.68</text:p>
          </table:table-cell>
          <table:table-cell table:style-name="ce43" office:value-type="float" office:value="7.07" calcext:value-type="float">
            <text:p>7.07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7.79" calcext:value-type="float">
            <text:p>7.79</text:p>
          </table:table-cell>
          <table:table-cell table:style-name="ce43" office:value-type="float" office:value="6.14" calcext:value-type="float">
            <text:p>6.1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06" calcext:value-type="float">
            <text:p>5.06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42</text:p>
          </table:table-cell>
          <table:table-cell table:style-name="ce3" office:value-type="string" calcext:value-type="string">
            <text:p>LNDADC014</text:p>
          </table:table-cell>
          <table:table-cell table:style-name="ce7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166" calcext:value-type="float">
            <text:p>25-Mar-07</text:p>
          </table:table-cell>
          <table:table-cell table:style-name="ce32" office:value-type="float" office:value="46894" calcext:value-type="float">
            <text:p>21-May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42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56" calcext:value-type="float">
            <text:p>4.56</text:p>
          </table:table-cell>
          <table:table-cell table:style-name="ce43" office:value-type="float" office:value="7.97" calcext:value-type="float">
            <text:p>7.97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0.22" calcext:value-type="float">
            <text:p>0.2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28</text:p>
          </table:table-cell>
          <table:table-cell table:style-name="ce3" office:value-type="string" calcext:value-type="string">
            <text:p>LNDADC008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2" office:value-type="float" office:value="12744" calcext:value-type="float">
            <text:p>21-Nov-34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28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76" calcext:value-type="float">
            <text:p>6.76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67" calcext:value-type="float">
            <text:p>7.67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64" calcext:value-type="float">
            <text:p>6.6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8" calcext:value-type="float">
            <text:p>8.0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KPOA0012</text:p>
          </table:table-cell>
          <table:table-cell table:style-name="ce3" office:value-type="string" calcext:value-type="string">
            <text:p>KPOADC012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346" calcext:value-type="float">
            <text:p>21-Sep-07</text:p>
          </table:table-cell>
          <table:table-cell table:style-name="ce32" office:value-type="float" office:value="14721" calcext:value-type="float">
            <text:p>20-Apr-40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12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7.06" calcext:value-type="float">
            <text:p>7.06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8.57" calcext:value-type="float">
            <text:p>8.57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52" calcext:value-type="float">
            <text:p>6.52</text:p>
          </table:table-cell>
          <table:table-cell table:style-name="ce43" office:value-type="float" office:value="7.37" calcext:value-type="float">
            <text:p>7.3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5.4" calcext:value-type="float">
            <text:p>5.4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923</text:p>
          </table:table-cell>
          <table:table-cell table:style-name="ce2" office:value-type="float" office:value="923" calcext:value-type="float">
            <text:p>923</text:p>
          </table:table-cell>
          <table:table-cell table:style-name="ce9" office:value-type="string" calcext:value-type="string">
            <text:p>Grid_H5</text:p>
          </table:table-cell>
          <table:table-cell table:style-name="ce11" office:value-type="string" calcext:value-type="string">
            <text:p>Plate_1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603_T&gt;G_L868R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718" calcext:value-type="float">
            <text:p>7-Apr-03</text:p>
          </table:table-cell>
          <table:table-cell table:style-name="ce32" office:value-type="float" office:value="11993" calcext:value-type="float">
            <text:p>31-Oct-32</text:p>
          </table:table-cell>
          <table:table-cell table:style-name="ce5" office:value-type="float" office:value="71" calcext:value-type="float">
            <text:p>71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OA092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9.07" calcext:value-type="float">
            <text:p>9.07</text:p>
          </table:table-cell>
          <table:table-cell table:style-name="ce43" office:value-type="float" office:value="8.09" calcext:value-type="float">
            <text:p>8.09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6.85" calcext:value-type="float">
            <text:p>6.85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6.27" calcext:value-type="float">
            <text:p>6.27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531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31" office:value-type="float" office:value="41046" calcext:value-type="float">
            <text:p>17-May-12</text:p>
          </table:table-cell>
          <table:table-cell table:style-name="ce32" office:value-type="float" office:value="11680" calcext:value-type="float">
            <text:p>23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3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82" calcext:value-type="float">
            <text:p>5.8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812</text:p>
          </table:table-cell>
          <table:table-cell table:style-name="ce2" office:value-type="float" office:value="812" calcext:value-type="float">
            <text:p>812</text:p>
          </table:table-cell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055" calcext:value-type="float">
            <text:p>9-Mar-04</text:p>
          </table:table-cell>
          <table:table-cell table:style-name="ce32" office:value-type="float" office:value="44197" calcext:value-type="float">
            <text:p>1-Jan-21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string" calcext:value-type="string">
            <text:p>E4E4</text:p>
          </table:table-cell>
          <table:table-cell table:style-name="ce40" office:value-type="string" calcext:value-type="string">
            <text:p>OA081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8.24" calcext:value-type="float">
            <text:p>8.2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5.19" calcext:value-type="float">
            <text:p>5.19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61</text:p>
          </table:table-cell>
          <table:table-cell table:style-name="ce3" office:value-type="string" calcext:value-type="string">
            <text:p>LNDADC027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31" office:value-type="float" office:value="39240" calcext:value-type="float">
            <text:p>7-Jun-07</text:p>
          </table:table-cell>
          <table:table-cell table:style-name="ce32" office:value-type="float" office:value="47154" calcext:value-type="float">
            <text:p>5-Feb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61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8.84" calcext:value-type="float">
            <text:p>8.84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6.18" calcext:value-type="float">
            <text:p>6.18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7.87" calcext:value-type="float">
            <text:p>7.87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4.48" calcext:value-type="float">
            <text:p>4.48</text:p>
          </table:table-cell>
          <table:table-cell table:number-columns-repeated="976"/>
        </table:table-row>
        <table:table-row table:style-name="ro2">
          <table:table-cell table:number-columns-repeated="2" table:style-name="ce4" office:value-type="string" calcext:value-type="string">
            <text:p>DCR00065</text:p>
          </table:table-cell>
          <table:table-cell table:style-name="ce8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31" office:value-type="float" office:value="39790" calcext:value-type="float">
            <text:p>8-Dec-08</text:p>
          </table:table-cell>
          <table:table-cell table:style-name="ce32" office:value-type="float" office:value="12253" calcext:value-type="float">
            <text:p>18-Jul-33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065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8.65" calcext:value-type="float">
            <text:p>8.65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26" calcext:value-type="float">
            <text:p>7.26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3" calcext:value-type="float">
            <text:p>6.03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70</text:p>
          </table:table-cell>
          <table:table-cell table:style-name="ce2" office:value-type="string" calcext:value-type="string">
            <text:p>LNDCTL030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59G&gt;A__D87N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2" office:value-type="float" office:value="39896" calcext:value-type="float">
            <text:p>24-Mar-09</text:p>
          </table:table-cell>
          <table:table-cell table:style-name="ce32" office:value-type="float" office:value="11069" calcext:value-type="float">
            <text:p>21-Apr-30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2E2</text:p>
          </table:table-cell>
          <table:table-cell table:style-name="ce40" office:value-type="string" calcext:value-type="string">
            <text:p>LND.0070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6.06" calcext:value-type="float">
            <text:p>6.06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78" calcext:value-type="float">
            <text:p>5.78</text:p>
          </table:table-cell>
          <table:table-cell table:number-columns-repeated="2" table:style-name="ce43" office:value-type="float" office:value="5.83" calcext:value-type="float">
            <text:p>5.83</text:p>
          </table:table-cell>
          <table:table-cell table:style-name="ce43" office:value-type="float" office:value="5.94" calcext:value-type="float">
            <text:p>5.94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212</text:p>
          </table:table-cell>
          <table:table-cell table:style-name="ce7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40423" calcext:value-type="float">
            <text:p>2-Sep-10</text:p>
          </table:table-cell>
          <table:table-cell table:style-name="ce32" office:value-type="float" office:value="12551" calcext:value-type="float">
            <text:p>12-May-34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212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5" calcext:value-type="float">
            <text:p>8.50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62" calcext:value-type="float">
            <text:p>7.6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2" table:style-name="ce43" office:value-type="float" office:value="5.93" calcext:value-type="float">
            <text:p>5.93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19</text:p>
          </table:table-cell>
          <table:table-cell table:style-name="ce3" office:value-type="string" calcext:value-type="string">
            <text:p>LNDMCI024</text:p>
          </table:table-cell>
          <table:table-cell table:style-name="ce7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31" office:value-type="float" office:value="39597" calcext:value-type="float">
            <text:p>29-May-08</text:p>
          </table:table-cell>
          <table:table-cell table:style-name="ce32" office:value-type="float" office:value="46322" calcext:value-type="float">
            <text:p>27-Oct-26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119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76" calcext:value-type="float">
            <text:p>4.76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2" table:style-name="ce43" office:value-type="float" office:value="5.1" calcext:value-type="float">
            <text:p>5.10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31" calcext:value-type="float">
            <text:p>4.31</text:p>
          </table:table-cell>
          <table:table-cell table:number-columns-repeated="976"/>
        </table:table-row>
        <table:table-row table:style-name="ro2">
          <table:table-cell table:style-name="ce5" office:value-type="string" calcext:value-type="string">
            <text:p>KPOA0032</text:p>
          </table:table-cell>
          <table:table-cell table:style-name="ce4" office:value-type="string" calcext:value-type="string">
            <text:p>KPOADC032</text:p>
          </table:table-cell>
          <table:table-cell table:style-name="ce8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21" calcext:value-type="float">
            <text:p>21</text:p>
          </table:table-cell>
          <table:table-cell table:style-name="ce31" office:value-type="float" office:value="39339" calcext:value-type="float">
            <text:p>14-Sep-07</text:p>
          </table:table-cell>
          <table:table-cell table:style-name="ce32" office:value-type="float" office:value="11130" calcext:value-type="float">
            <text:p>21-Jun-30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3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69" calcext:value-type="float">
            <text:p>4.69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7.53" calcext:value-type="float">
            <text:p>7.53</text:p>
          </table:table-cell>
          <table:table-cell table:style-name="ce43" office:value-type="float" office:value="7.83" calcext:value-type="float">
            <text:p>7.83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EDAR-AMS-027</text:p>
          </table:table-cell>
          <table:table-cell table:style-name="ce2" office:value-type="string" calcext:value-type="string">
            <text:p>AMS-027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32" office:value-type="float" office:value="40004" calcext:value-type="float">
            <text:p>10-Jul-09</text:p>
          </table:table-cell>
          <table:table-cell table:style-name="ce32" office:value-type="float" office:value="16156" calcext:value-type="float">
            <text:p>25-Mar-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AMS-027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6.04" calcext:value-type="float">
            <text:p>6.04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74" calcext:value-type="float">
            <text:p>5.74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59" calcext:value-type="float">
            <text:p>6.5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16" calcext:value-type="float">
            <text:p>4.16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994</text:p>
          </table:table-cell>
          <table:table-cell table:style-name="ce7"/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519" calcext:value-type="float">
            <text:p>2-Sep-13</text:p>
          </table:table-cell>
          <table:table-cell table:style-name="ce32" office:value-type="float" office:value="12404" calcext:value-type="float">
            <text:p>16-Dec-3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99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4.72" calcext:value-type="float">
            <text:p>4.72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2" calcext:value-type="float">
            <text:p>5.3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83" calcext:value-type="float">
            <text:p>4.83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" calcext:value-type="float">
            <text:p>4.0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96</text:p>
          </table:table-cell>
          <table:table-cell table:style-name="ce2" office:value-type="string" calcext:value-type="string">
            <text:p>LNDADC026</text:p>
          </table:table-cell>
          <table:table-cell table:style-name="ce2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314C&gt;T__A105V_NEW_AND_185G&gt;A__R62H_Hardy_BENIGN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300" calcext:value-type="float">
            <text:p>6-Aug-07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LND.0096</text:p>
          </table:table-cell>
          <table:table-cell table:style-name="ce43" office:value-type="float" office:value="4.73" calcext:value-type="float">
            <text:p>4.73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9" calcext:value-type="float">
            <text:p>8.9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3" calcext:value-type="float">
            <text:p>5.83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4.82" calcext:value-type="float">
            <text:p>4.8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N1416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N1416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8.7" calcext:value-type="float">
            <text:p>8.70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4.6" calcext:value-type="float">
            <text:p>4.60</text:p>
          </table:table-cell>
          <table:table-cell table:style-name="ce43" office:value-type="float" office:value="4.39" calcext:value-type="float">
            <text:p>4.39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" calcext:value-type="float">
            <text:p>4.4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42" calcext:value-type="float">
            <text:p>4.42</text:p>
          </table:table-cell>
          <table:table-cell table:number-columns-repeated="976"/>
        </table:table-row>
        <table:table-row table:style-name="ro2">
          <table:table-cell table:number-columns-repeated="2" table:style-name="ce5" office:value-type="string" calcext:value-type="string">
            <text:p>LND.0093</text:p>
          </table:table-cell>
          <table:table-cell table:style-name="ce8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0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961" calcext:value-type="float">
            <text:p>28-May-09</text:p>
          </table:table-cell>
          <table:table-cell table:style-name="ce32" office:value-type="float" office:value="43480" calcext:value-type="float">
            <text:p>15-Jan-19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9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09" calcext:value-type="float">
            <text:p>7.09</text:p>
          </table:table-cell>
          <table:table-cell table:style-name="ce43" office:value-type="float" office:value="8.79" calcext:value-type="float">
            <text:p>8.79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207</text:p>
          </table:table-cell>
          <table:table-cell table:style-name="ce7" office:value-type="float" office:value="207" calcext:value-type="float">
            <text:p>207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37229" calcext:value-type="float">
            <text:p>4-Dec-01</text:p>
          </table:table-cell>
          <table:table-cell table:style-name="ce32" office:value-type="float" office:value="12612" calcext:value-type="float">
            <text:p>12-Jul-34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207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74" calcext:value-type="float">
            <text:p>4.7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02" calcext:value-type="float">
            <text:p>7.02</text:p>
          </table:table-cell>
          <table:table-cell table:number-columns-repeated="2"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44" calcext:value-type="float">
            <text:p>5.44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352</text:p>
          </table:table-cell>
          <table:table-cell table:style-name="ce2" office:value-type="float" office:value="352" calcext:value-type="float">
            <text:p>352</text:p>
          </table:table-cell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63-64_CA&gt;TG_T21T;_T22A_NEW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37379" calcext:value-type="float">
            <text:p>3-May-02</text:p>
          </table:table-cell>
          <table:table-cell table:style-name="ce32" office:value-type="float" office:value="44118" calcext:value-type="float">
            <text:p>14-Oct-20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OA0352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8.92" calcext:value-type="float">
            <text:p>8.92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96" calcext:value-type="float">
            <text:p>6.96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51" calcext:value-type="float">
            <text:p>6.51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2" table:style-name="ce43" office:value-type="float" office:value="5.97" calcext:value-type="float">
            <text:p>5.97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85" calcext:value-type="float">
            <text:p>5.85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481</text:p>
          </table:table-cell>
          <table:table-cell table:style-name="ce7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31" office:value-type="float" office:value="41039" calcext:value-type="float">
            <text:p>10-May-12</text:p>
          </table:table-cell>
          <table:table-cell table:style-name="ce32" office:value-type="float" office:value="16528" calcext:value-type="float">
            <text:p>1-Apr-45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481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7" calcext:value-type="float">
            <text:p>7.7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72" calcext:value-type="float">
            <text:p>5.7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50</text:p>
          </table:table-cell>
          <table:table-cell table:style-name="ce2" office:value-type="string" calcext:value-type="string">
            <text:p>LNDADC017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9219" calcext:value-type="float">
            <text:p>17-May-07</text:p>
          </table:table-cell>
          <table:table-cell table:style-name="ce32" office:value-type="float" office:value="46657" calcext:value-type="float">
            <text:p>27-Sep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050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64" calcext:value-type="float">
            <text:p>7.6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8.97" calcext:value-type="float">
            <text:p>8.97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7.94" calcext:value-type="float">
            <text:p>7.94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54" calcext:value-type="float">
            <text:p>7.54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8.26" calcext:value-type="float">
            <text:p>8.26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8" calcext:value-type="float">
            <text:p>5.48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46</text:p>
          </table:table-cell>
          <table:table-cell table:style-name="ce3" office:value-type="string" calcext:value-type="string">
            <text:p>LNDMCI007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2</text:p>
          </table:table-cell>
          <table:table-cell table:style-name="ce14" office:value-type="string" calcext:value-type="string">
            <text:p>MCI_to_PD_to_AD</text:p>
          </table:table-cell>
          <table:table-cell table:style-name="ce14" office:value-type="string" calcext:value-type="string">
            <text:p>MCI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9860" calcext:value-type="float">
            <text:p>16-Feb-09</text:p>
          </table:table-cell>
          <table:table-cell table:style-name="ce32" office:value-type="float" office:value="12448" calcext:value-type="float">
            <text:p>29-Jan-3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0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6" calcext:value-type="float">
            <text:p>5.8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39" calcext:value-type="float">
            <text:p>5.39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728</text:p>
          </table:table-cell>
          <table:table-cell table:style-name="ce2" office:value-type="float" office:value="728" calcext:value-type="float">
            <text:p>728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32" office:value-type="float" office:value="37634" calcext:value-type="float">
            <text:p>13-Jan-03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40" office:value-type="string" calcext:value-type="string">
            <text:p>OA0728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8.62" calcext:value-type="float">
            <text:p>8.62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56" calcext:value-type="float">
            <text:p>7.56</text:p>
          </table:table-cell>
          <table:table-cell table:style-name="ce43" office:value-type="float" office:value="6.89" calcext:value-type="float">
            <text:p>6.89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7.82" calcext:value-type="float">
            <text:p>7.82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050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7454" calcext:value-type="float">
            <text:p>17-Jul-02</text:p>
          </table:table-cell>
          <table:table-cell table:style-name="ce32" office:value-type="float" office:value="40829" calcext:value-type="float">
            <text:p>13-Oct-11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OA0050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4.59" calcext:value-type="float">
            <text:p>4.5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27" calcext:value-type="float">
            <text:p>5.2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KPOA0031</text:p>
          </table:table-cell>
          <table:table-cell table:style-name="ce3" office:value-type="string" calcext:value-type="string">
            <text:p>KPOADC031</text:p>
          </table:table-cell>
          <table:table-cell table:style-name="ce7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35" calcext:value-type="float">
            <text:p>10-Sep-07</text:p>
          </table:table-cell>
          <table:table-cell table:style-name="ce32" office:value-type="float" office:value="45577" calcext:value-type="float">
            <text:p>12-Oct-24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3</text:p>
          </table:table-cell>
          <table:table-cell table:style-name="ce40" office:value-type="string" calcext:value-type="string">
            <text:p>KPOA0031</text:p>
          </table:table-cell>
          <table:table-cell table:style-name="ce43" office:value-type="float" office:value="8.16" calcext:value-type="float">
            <text:p>8.16</text:p>
          </table:table-cell>
          <table:table-cell table:style-name="ce43" office:value-type="float" office:value="7.96" calcext:value-type="float">
            <text:p>7.96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8.14" calcext:value-type="float">
            <text:p>8.14</text:p>
          </table:table-cell>
          <table:table-cell table:style-name="ce43" office:value-type="float" office:value="8.29" calcext:value-type="float">
            <text:p>8.29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8.99" calcext:value-type="float">
            <text:p>8.99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7.73" calcext:value-type="float">
            <text:p>7.73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8.19" calcext:value-type="float">
            <text:p>8.19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8.41" calcext:value-type="float">
            <text:p>8.41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61" calcext:value-type="float">
            <text:p>7.61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7.51" calcext:value-type="float">
            <text:p>7.5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88" calcext:value-type="float">
            <text:p>6.88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6" calcext:value-type="float">
            <text:p>8.6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19" calcext:value-type="float">
            <text:p>6.19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CR00368</text:p>
          </table:table-cell>
          <table:table-cell table:style-name="ce2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6" office:value-type="float" office:value="29" calcext:value-type="float">
            <text:p>29</text:p>
          </table:table-cell>
          <table:table-cell table:style-name="ce29" office:value-type="string" calcext:value-type="string">
            <text:p>NA</text:p>
          </table:table-cell>
          <table:table-cell table:style-name="ce32" office:value-type="float" office:value="40763" calcext:value-type="float">
            <text:p>8-Aug-11</text:p>
          </table:table-cell>
          <table:table-cell table:style-name="ce32" office:value-type="float" office:value="12271" calcext:value-type="float">
            <text:p>5-Aug-33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368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1176</text:p>
          </table:table-cell>
          <table:table-cell table:style-name="ce7" office:value-type="float" office:value="1176" calcext:value-type="float">
            <text:p>1176</text:p>
          </table:table-cell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943" calcext:value-type="float">
            <text:p>18-Nov-03</text:p>
          </table:table-cell>
          <table:table-cell table:style-name="ce32" office:value-type="float" office:value="44995" calcext:value-type="float">
            <text:p>10-Mar-2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17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6.87" calcext:value-type="float">
            <text:p>6.87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29" calcext:value-type="float">
            <text:p>6.2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2" calcext:value-type="float">
            <text:p>6.2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18</text:p>
          </table:table-cell>
          <table:table-cell table:style-name="ce3" office:value-type="string" calcext:value-type="string">
            <text:p>PRGADC018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31" office:value-type="float" office:value="39163" calcext:value-type="float">
            <text:p>22-Mar-07</text:p>
          </table:table-cell>
          <table:table-cell table:style-name="ce32" office:value-type="float" office:value="13462" calcext:value-type="float">
            <text:p>8-Nov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88" calcext:value-type="float">
            <text:p>8.88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3.1" calcext:value-type="float">
            <text:p>3.10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020</text:p>
          </table:table-cell>
          <table:table-cell table:style-name="ce7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31" office:value-type="float" office:value="39622" calcext:value-type="float">
            <text:p>23-Jun-08</text:p>
          </table:table-cell>
          <table:table-cell table:style-name="ce32" office:value-type="float" office:value="17374" calcext:value-type="float">
            <text:p>26-Jul-47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35" calcext:value-type="float">
            <text:p>4.35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01</text:p>
          </table:table-cell>
          <table:table-cell table:style-name="ce2" office:value-type="string" calcext:value-type="string">
            <text:p>LNDADC001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2" office:value-type="float" office:value="38950" calcext:value-type="float">
            <text:p>21-Aug-06</text:p>
          </table:table-cell>
          <table:table-cell table:style-name="ce32" office:value-type="float" office:value="43306" calcext:value-type="float">
            <text:p>25-Jul-18</text:p>
          </table:table-cell>
          <table:table-cell table:style-name="ce5" office:value-type="float" office:value="88" calcext:value-type="float">
            <text:p>8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001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03" calcext:value-type="float">
            <text:p>3.03</text:p>
          </table:table-cell>
          <table:table-cell table:number-columns-repeated="976"/>
        </table:table-row>
        <table:table-row table:style-name="ro2">
          <table:table-cell table:number-columns-repeated="2" table:style-name="ce4" office:value-type="string" calcext:value-type="string">
            <text:p>DCR00613</text:p>
          </table:table-cell>
          <table:table-cell table:style-name="ce8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087" calcext:value-type="float">
            <text:p>27-Jun-12</text:p>
          </table:table-cell>
          <table:table-cell table:style-name="ce32" office:value-type="float" office:value="12871" calcext:value-type="float">
            <text:p>28-Mar-35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6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8.84" calcext:value-type="float">
            <text:p>8.84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04" calcext:value-type="float">
            <text:p>4.04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N1146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1146</text:p>
          </table:table-cell>
          <table:table-cell table:style-name="ce44" office:value-type="float" office:value="4.51" calcext:value-type="float">
            <text:p>4.51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35" calcext:value-type="float">
            <text:p>4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92" calcext:value-type="float">
            <text:p>3.9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65</text:p>
          </table:table-cell>
          <table:table-cell table:style-name="ce3" office:value-type="string" calcext:value-type="string">
            <text:p>LNDADC019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31" office:value-type="float" office:value="39160" calcext:value-type="float">
            <text:p>19-Mar-07</text:p>
          </table:table-cell>
          <table:table-cell table:style-name="ce32" office:value-type="float" office:value="46362" calcext:value-type="float">
            <text:p>6-Dec-26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65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91" calcext:value-type="float">
            <text:p>7.91</text:p>
          </table:table-cell>
          <table:table-cell table:style-name="ce44" office:value-type="float" office:value="8.59" calcext:value-type="float">
            <text:p>8.59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8.52" calcext:value-type="float">
            <text:p>8.52</text:p>
          </table:table-cell>
          <table:table-cell table:style-name="ce44" office:value-type="float" office:value="8.49" calcext:value-type="float">
            <text:p>8.49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9.23" calcext:value-type="float">
            <text:p>9.23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4" calcext:value-type="float">
            <text:p>8.64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97" calcext:value-type="float">
            <text:p>7.97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742</text:p>
          </table:table-cell>
          <table:table-cell table:style-name="ce7" office:value-type="float" office:value="742" calcext:value-type="float">
            <text:p>742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8404" calcext:value-type="float">
            <text:p>21-Feb-05</text:p>
          </table:table-cell>
          <table:table-cell table:style-name="ce32" office:value-type="float" office:value="11892" calcext:value-type="float">
            <text:p>22-Jul-32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19" calcext:value-type="float">
            <text:p>4.19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954</text:p>
          </table:table-cell>
          <table:table-cell table:style-name="ce7" office:value-type="float" office:value="954" calcext:value-type="float">
            <text:p>954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year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8181" calcext:value-type="float">
            <text:p>13-Jul-04</text:p>
          </table:table-cell>
          <table:table-cell table:style-name="ce32" office:value-type="float" office:value="47255" calcext:value-type="float">
            <text:p>17-May-29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NA</text:p>
          </table:table-cell>
          <table:table-cell table:style-name="ce41" office:value-type="string" calcext:value-type="string">
            <text:p>OA095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86" calcext:value-type="float">
            <text:p>3.86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13</text:p>
          </table:table-cell>
          <table:table-cell table:style-name="ce3" office:value-type="string" calcext:value-type="string">
            <text:p>LNDCTL009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39414" calcext:value-type="float">
            <text:p>28-Nov-07</text:p>
          </table:table-cell>
          <table:table-cell table:style-name="ce32" office:value-type="float" office:value="46814" calcext:value-type="float">
            <text:p>2-Mar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LND.0013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8.89" calcext:value-type="float">
            <text:p>8.89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74" calcext:value-type="float">
            <text:p>6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8.46" calcext:value-type="float">
            <text:p>8.46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07" calcext:value-type="float">
            <text:p>4.07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10824</text:p>
          </table:table-cell>
          <table:table-cell table:style-name="ce2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82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6.41" calcext:value-type="float">
            <text:p>6.4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8717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871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73" calcext:value-type="float">
            <text:p>4.73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119</text:p>
          </table:table-cell>
          <table:table-cell table:style-name="ce7" office:value-type="float" office:value="119" calcext:value-type="float">
            <text:p>119</text:p>
          </table:table-cell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3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7890" calcext:value-type="float">
            <text:p>26-Sep-03</text:p>
          </table:table-cell>
          <table:table-cell table:style-name="ce32" office:value-type="float" office:value="46312" calcext:value-type="float">
            <text:p>17-Oct-2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119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9.16" calcext:value-type="float">
            <text:p>9.16</text:p>
          </table:table-cell>
          <table:table-cell table:style-name="ce44" office:value-type="float" office:value="7.66" calcext:value-type="float">
            <text:p>7.66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49" calcext:value-type="float">
            <text:p>4.49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46</text:p>
          </table:table-cell>
          <table:table-cell table:style-name="ce3" office:value-type="string" calcext:value-type="string">
            <text:p>LNDMCI035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651" calcext:value-type="float">
            <text:p>22-Jul-08</text:p>
          </table:table-cell>
          <table:table-cell table:style-name="ce32" office:value-type="float" office:value="12370" calcext:value-type="float">
            <text:p>12-Nov-33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146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53" calcext:value-type="float">
            <text:p>4.53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031</text:p>
          </table:table-cell>
          <table:table-cell table:style-name="ce7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6" office:value-type="string" calcext:value-type="string">
            <text:p>AD</text:p>
          </table:table-cell>
          <table:table-cell table:style-name="ce19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21" office:value-type="string" calcext:value-type="string">
            <text:p>Male</text:p>
          </table:table-cell>
          <table:table-cell table:number-columns-repeated="2" table:style-name="ce27" office:value-type="float" office:value="27" calcext:value-type="float">
            <text:p>27</text:p>
          </table:table-cell>
          <table:table-cell table:style-name="ce33" office:value-type="float" office:value="39694" calcext:value-type="float">
            <text:p>3-Sep-08</text:p>
          </table:table-cell>
          <table:table-cell table:style-name="ce35" office:value-type="float" office:value="11176" calcext:value-type="float">
            <text:p>6-Aug-30</text:p>
          </table:table-cell>
          <table:table-cell table:style-name="ce38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3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36" calcext:value-type="float">
            <text:p>4.36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10143</text:p>
          </table:table-cell>
          <table:table-cell table:style-name="ce2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143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7.9" calcext:value-type="float">
            <text:p>7.90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7.79" calcext:value-type="float">
            <text:p>7.79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4.51" calcext:value-type="float">
            <text:p>4.51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6611</text:p>
          </table:table-cell>
          <table:table-cell table:style-name="ce2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611</text:p>
          </table:table-cell>
          <table:table-cell table:number-columns-repeated="3" table:style-name="ce44" office:value-type="float" office:value="4.84" calcext:value-type="float">
            <text:p>4.8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13" calcext:value-type="float">
            <text:p>4.13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891</text:p>
          </table:table-cell>
          <table:table-cell table:style-name="ce7" office:value-type="float" office:value="891" calcext:value-type="float">
            <text:p>891</text:p>
          </table:table-cell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8084" calcext:value-type="float">
            <text:p>7-Apr-04</text:p>
          </table:table-cell>
          <table:table-cell table:style-name="ce32" office:value-type="float" office:value="44313" calcext:value-type="float">
            <text:p>27-Apr-21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9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4" calcext:value-type="float">
            <text:p>4.4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M0018</text:p>
          </table:table-cell>
          <table:table-cell table:style-name="ce3" office:value-type="string" calcext:value-type="string">
            <text:p>PRGMCI018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8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13238" calcext:value-type="float">
            <text:p>29-Mar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M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3.97" calcext:value-type="float">
            <text:p>3.97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8589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4" calcext:value-type="float">
            <text:p>84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589</text:p>
          </table:table-cell>
          <table:table-cell table:style-name="ce44" office:value-type="float" office:value="4.41" calcext:value-type="float">
            <text:p>4.41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42" calcext:value-type="float">
            <text:p>6.4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3" calcext:value-type="float">
            <text:p>4.30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2.37" calcext:value-type="float">
            <text:p>2.3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M0009</text:p>
          </table:table-cell>
          <table:table-cell table:style-name="ce2" office:value-type="string" calcext:value-type="string">
            <text:p>PRGMCI009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8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073G&gt;C_Q691H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39370" calcext:value-type="float">
            <text:p>15-Oct-07</text:p>
          </table:table-cell>
          <table:table-cell table:style-name="ce32" office:value-type="float" office:value="44584" calcext:value-type="float">
            <text:p>23-Jan-22</text:p>
          </table:table-cell>
          <table:table-cell table:style-name="ce5" office:value-type="float" office:value="85" calcext:value-type="float">
            <text:p>8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PRGM0009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32" calcext:value-type="float">
            <text:p>4.3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6316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31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KPOA0049</text:p>
          </table:table-cell>
          <table:table-cell table:style-name="ce3" office:value-type="string" calcext:value-type="string">
            <text:p>KPOADC049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54" calcext:value-type="float">
            <text:p>7-Jan-08</text:p>
          </table:table-cell>
          <table:table-cell table:style-name="ce32" office:value-type="float" office:value="45169" calcext:value-type="float">
            <text:p>31-Aug-2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KPOA004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54" calcext:value-type="float">
            <text:p>6.5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1" calcext:value-type="float">
            <text:p>5.81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028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31" office:value-type="float" office:value="40759" calcext:value-type="float">
            <text:p>4-Aug-11</text:p>
          </table:table-cell>
          <table:table-cell table:style-name="ce32" office:value-type="float" office:value="43995" calcext:value-type="float">
            <text:p>13-Jun-20</text:p>
          </table:table-cell>
          <table:table-cell table:style-name="ce23" office:value-type="float" office:value="91" calcext:value-type="float">
            <text:p>9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8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7.68" calcext:value-type="float">
            <text:p>7.6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3.8" calcext:value-type="float">
            <text:p>3.8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046</text:p>
          </table:table-cell>
          <table:table-cell table:style-name="ce2" office:value-type="float" office:value="1046" calcext:value-type="float">
            <text:p>1046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813" calcext:value-type="float">
            <text:p>11-Jul-03</text:p>
          </table:table-cell>
          <table:table-cell table:style-name="ce32" office:value-type="float" office:value="44596" calcext:value-type="float">
            <text:p>4-Feb-22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8" calcext:value-type="float">
            <text:p>7.8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4" calcext:value-type="float">
            <text:p>5.40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772</text:p>
          </table:table-cell>
          <table:table-cell table:style-name="ce7" office:value-type="float" office:value="772" calcext:value-type="float">
            <text:p>772</text:p>
          </table:table-cell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658" calcext:value-type="float">
            <text:p>6-Feb-03</text:p>
          </table:table-cell>
          <table:table-cell table:style-name="ce32" office:value-type="float" office:value="11700" calcext:value-type="float">
            <text:p>12-Jan-32</text:p>
          </table:table-cell>
          <table:table-cell table:style-name="ce23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7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8.4" calcext:value-type="float">
            <text:p>8.4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44" calcext:value-type="float">
            <text:p>7.44</text:p>
          </table:table-cell>
          <table:table-cell table:style-name="ce44" office:value-type="float" office:value="6" calcext:value-type="float">
            <text:p>6.00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7" calcext:value-type="float">
            <text:p>5.27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A-581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5" calcext:value-type="float">
            <text:p>65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58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6.52" calcext:value-type="float">
            <text:p>6.5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EDAR-AMS-034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AMS-034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7.1" calcext:value-type="float">
            <text:p>7.10</text:p>
          </table:table-cell>
          <table:table-cell table:style-name="ce44" office:value-type="float" office:value="8.91" calcext:value-type="float">
            <text:p>8.91</text:p>
          </table:table-cell>
          <table:table-cell table:style-name="ce44" office:value-type="float" office:value="7.57" calcext:value-type="float">
            <text:p>7.57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01" calcext:value-type="float">
            <text:p>6.01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97C&gt;T_Q33X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8030" calcext:value-type="float">
            <text:p>13-Feb-04</text:p>
          </table:table-cell>
          <table:table-cell table:style-name="ce32" office:value-type="float" office:value="44759" calcext:value-type="float">
            <text:p>17-Jul-22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199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42" calcext:value-type="float">
            <text:p>4.42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16</text:p>
          </table:table-cell>
          <table:table-cell table:style-name="ce3" office:value-type="string" calcext:value-type="string">
            <text:p>PRGADC016</text:p>
          </table:table-cell>
          <table:table-cell table:style-name="ce7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46774" calcext:value-type="float">
            <text:p>22-Jan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16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8.97" calcext:value-type="float">
            <text:p>8.97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95" calcext:value-type="float">
            <text:p>5.95</text:p>
          </table:table-cell>
          <table:table-cell table:number-columns-repeated="2" table:style-name="ce44" office:value-type="float" office:value="5.25" calcext:value-type="float">
            <text:p>5.25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26" calcext:value-type="float">
            <text:p>6.2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29" calcext:value-type="float">
            <text:p>4.29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G08738</text:p>
          </table:table-cell>
          <table:table-cell table:style-name="ce2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0" calcext:value-type="float">
            <text:p>6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73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2"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4.17" calcext:value-type="float">
            <text:p>4.1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39" calcext:value-type="float">
            <text:p>4.3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0.41" calcext:value-type="float">
            <text:p>0.41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95</text:p>
          </table:table-cell>
          <table:table-cell table:style-name="ce2" office:value-type="string" calcext:value-type="string">
            <text:p>LNDMCI022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32" office:value-type="float" office:value="39190" calcext:value-type="float">
            <text:p>18-Apr-07</text:p>
          </table:table-cell>
          <table:table-cell table:style-name="ce32" office:value-type="float" office:value="45780" calcext:value-type="float">
            <text:p>3-May-25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09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92" calcext:value-type="float">
            <text:p>6.92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3.76" calcext:value-type="float">
            <text:p>3.76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PRGA0048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89" calcext:value-type="float">
            <text:p>11-Feb-08</text:p>
          </table:table-cell>
          <table:table-cell table:style-name="ce32" office:value-type="float" office:value="11808" calcext:value-type="float">
            <text:p>29-Apr-32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PRGA004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2" calcext:value-type="float">
            <text:p>4.2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6" calcext:value-type="float">
            <text:p>4.6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N512</text:p>
          </table:table-cell>
          <table:table-cell table:style-name="ce2"/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512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1" calcext:value-type="float">
            <text:p>4.81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CR00593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32" office:value-type="float" office:value="41080" calcext:value-type="float">
            <text:p>20-Jun-12</text:p>
          </table:table-cell>
          <table:table-cell table:style-name="ce32" office:value-type="float" office:value="12079" calcext:value-type="float">
            <text:p>25-Jan-3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9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38" calcext:value-type="float">
            <text:p>7.38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" calcext:value-type="float">
            <text:p>7.0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64</text:p>
          </table:table-cell>
          <table:table-cell table:style-name="ce2" office:value-type="string" calcext:value-type="string">
            <text:p>LNDCTL079</text:p>
          </table:table-cell>
          <table:table-cell table:style-name="ce2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40021" calcext:value-type="float">
            <text:p>27-Jul-09</text:p>
          </table:table-cell>
          <table:table-cell table:style-name="ce32" office:value-type="float" office:value="12316" calcext:value-type="float">
            <text:p>19-Sep-33</text:p>
          </table:table-cell>
          <table:table-cell table:style-name="ce5" office:value-type="float" office:value="76" calcext:value-type="float">
            <text:p>76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164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" calcext:value-type="float">
            <text:p>7.60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18" calcext:value-type="float">
            <text:p>8.18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7.01" calcext:value-type="float">
            <text:p>7.0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98" calcext:value-type="float">
            <text:p>6.98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244</text:p>
          </table:table-cell>
          <table:table-cell table:style-name="ce2" office:value-type="float" office:value="244" calcext:value-type="float">
            <text:p>244</text:p>
          </table:table-cell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288" calcext:value-type="float">
            <text:p>1-Feb-02</text:p>
          </table:table-cell>
          <table:table-cell table:style-name="ce32" office:value-type="float" office:value="11343" calcext:value-type="float">
            <text:p>20-Jan-31</text:p>
          </table:table-cell>
          <table:table-cell table:style-name="ce5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244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9.14" calcext:value-type="float">
            <text:p>9.1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8.05" calcext:value-type="float">
            <text:p>8.05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21" calcext:value-type="float">
            <text:p>7.21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TLSC0701</text:p>
          </table:table-cell>
          <table:table-cell table:style-name="ce2" office:value-type="string" calcext:value-type="string">
            <text:p>TLSCTL701</text:p>
          </table:table-cell>
          <table:table-cell table:style-name="ce2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457" calcext:value-type="float">
            <text:p>10-Jan-08</text:p>
          </table:table-cell>
          <table:table-cell table:style-name="ce32" office:value-type="float" office:value="14421" calcext:value-type="float">
            <text:p>25-Jun-39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0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01" calcext:value-type="float">
            <text:p>4.01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TLSC711</text:p>
          </table:table-cell>
          <table:table-cell table:style-name="ce3" office:value-type="string" calcext:value-type="string">
            <text:p>TLSCTL711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525" calcext:value-type="float">
            <text:p>18-Mar-08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C7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83" calcext:value-type="float">
            <text:p>3.83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185</text:p>
          </table:table-cell>
          <table:table-cell table:style-name="ce7" office:value-type="float" office:value="185" calcext:value-type="float">
            <text:p>185</text:p>
          </table:table-cell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4" office:value-type="float" office:value="37798" calcext:value-type="float">
            <text:p>26-Jun-03</text:p>
          </table:table-cell>
          <table:table-cell table:style-name="ce32" office:value-type="float" office:value="12655" calcext:value-type="float">
            <text:p>24-Aug-34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18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A-573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7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8.38" calcext:value-type="float">
            <text:p>8.38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52" calcext:value-type="float">
            <text:p>3.5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CR00217</text:p>
          </table:table-cell>
          <table:table-cell table:style-name="ce2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0870" calcext:value-type="float">
            <text:p>23-Nov-11</text:p>
          </table:table-cell>
          <table:table-cell table:style-name="ce32" office:value-type="float" office:value="15266" calcext:value-type="float">
            <text:p>17-Oct-41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217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7.27" calcext:value-type="float">
            <text:p>7.27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7.94" calcext:value-type="float">
            <text:p>7.94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5.66" calcext:value-type="float">
            <text:p>5.66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033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37428" calcext:value-type="float">
            <text:p>21-Jun-02</text:p>
          </table:table-cell>
          <table:table-cell table:style-name="ce32" office:value-type="float" office:value="45104" calcext:value-type="float">
            <text:p>27-Jun-2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033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1" calcext:value-type="float">
            <text:p>5.11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02</text:p>
          </table:table-cell>
          <table:table-cell table:style-name="ce2" office:value-type="string" calcext:value-type="string">
            <text:p>LNDMCI023</text:p>
          </table:table-cell>
          <table:table-cell table:style-name="ce2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583" calcext:value-type="float">
            <text:p>15-May-08</text:p>
          </table:table-cell>
          <table:table-cell table:style-name="ce32" office:value-type="float" office:value="47075" calcext:value-type="float">
            <text:p>18-Nov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102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8.68" calcext:value-type="float">
            <text:p>8.68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61" calcext:value-type="float">
            <text:p>6.61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36" calcext:value-type="float">
            <text:p>6.36</text:p>
          </table:table-cell>
          <table:table-cell table:style-name="ce44" office:value-type="float" office:value="6.12" calcext:value-type="float">
            <text:p>6.12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5.99" calcext:value-type="float">
            <text:p>5.99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274</text:p>
          </table:table-cell>
          <table:table-cell table:style-name="ce2" office:value-type="float" office:value="274" calcext:value-type="float">
            <text:p>274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327" calcext:value-type="float">
            <text:p>12-Mar-02</text:p>
          </table:table-cell>
          <table:table-cell table:style-name="ce32" office:value-type="float" office:value="41215" calcext:value-type="float">
            <text:p>2-Nov-12</text:p>
          </table:table-cell>
          <table:table-cell table:style-name="ce5" office:value-type="float" office:value="90" calcext:value-type="float">
            <text:p>90</text:p>
          </table:table-cell>
          <table:table-cell table:style-name="ce25" office:value-type="string" calcext:value-type="string">
            <text:p>E2E3</text:p>
          </table:table-cell>
          <table:table-cell table:style-name="ce41" office:value-type="string" calcext:value-type="string">
            <text:p>OA0274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420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433" calcext:value-type="float">
            <text:p>26-Jun-02</text:p>
          </table:table-cell>
          <table:table-cell table:style-name="ce32" office:value-type="float" office:value="44106" calcext:value-type="float">
            <text:p>2-Oct-20</text:p>
          </table:table-cell>
          <table:table-cell table:style-name="ce23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420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17" calcext:value-type="float">
            <text:p>3.1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DZA0008</text:p>
          </table:table-cell>
          <table:table-cell table:style-name="ce3" office:value-type="string" calcext:value-type="string">
            <text:p>LDZADC008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39617" calcext:value-type="float">
            <text:p>18-Jun-08</text:p>
          </table:table-cell>
          <table:table-cell table:style-name="ce32" office:value-type="float" office:value="17816" calcext:value-type="float">
            <text:p>10-Oct-4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DZA0008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" calcext:value-type="float">
            <text:p>4.70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52</text:p>
          </table:table-cell>
          <table:table-cell table:style-name="ce3" office:value-type="string" calcext:value-type="string">
            <text:p>PRGADC052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461" calcext:value-type="float">
            <text:p>14-Jan-08</text:p>
          </table:table-cell>
          <table:table-cell table:style-name="ce32" office:value-type="float" office:value="11630" calcext:value-type="float">
            <text:p>3-Nov-3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52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N484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484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71" calcext:value-type="float">
            <text:p>5.71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097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31" office:value-type="float" office:value="40640" calcext:value-type="float">
            <text:p>7-Apr-11</text:p>
          </table:table-cell>
          <table:table-cell table:style-name="ce32" office:value-type="float" office:value="12795" calcext:value-type="float">
            <text:p>11-Jan-35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97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3" calcext:value-type="float">
            <text:p>5.3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080</text:p>
          </table:table-cell>
          <table:table-cell table:style-name="ce2" office:value-type="float" office:value="1080" calcext:value-type="float">
            <text:p>1080</text:p>
          </table:table-cell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6</text:p>
          </table:table-cell>
          <table:table-cell table:style-name="ce13" office:value-type="string" calcext:value-type="string">
            <text:p>AD/vascular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8243" calcext:value-type="float">
            <text:p>13-Sep-04</text:p>
          </table:table-cell>
          <table:table-cell table:style-name="ce32" office:value-type="float" office:value="47386" calcext:value-type="float">
            <text:p>25-Sep-29</text:p>
          </table:table-cell>
          <table:table-cell table:style-name="ce5" office:value-type="float" office:value="75" calcext:value-type="float">
            <text:p>7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80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3.47" calcext:value-type="float">
            <text:p>3.47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A-544</text:p>
          </table:table-cell>
          <table:table-cell table:style-name="ce2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72" calcext:value-type="float">
            <text:p>7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44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3" calcext:value-type="float">
            <text:p>4.93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145</text:p>
          </table:table-cell>
          <table:table-cell table:style-name="ce3" office:value-type="string" calcext:value-type="string">
            <text:p>LNDMCI044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84" calcext:value-type="float">
            <text:p>29-Oct-07</text:p>
          </table:table-cell>
          <table:table-cell table:style-name="ce32" office:value-type="float" office:value="46749" calcext:value-type="float">
            <text:p>28-Dec-27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ND.0145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39" calcext:value-type="float">
            <text:p>5.39</text:p>
          </table:table-cell>
          <table:table-cell table:number-columns-repeated="2" table:style-name="ce44" office:value-type="float" office:value="5.56" calcext:value-type="float">
            <text:p>5.5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7" calcext:value-type="float">
            <text:p>5.5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06</text:p>
          </table:table-cell>
          <table:table-cell table:style-name="ce3" office:value-type="string" calcext:value-type="string">
            <text:p>PRGADC006</text:p>
          </table:table-cell>
          <table:table-cell table:style-name="ce7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9187" calcext:value-type="float">
            <text:p>15-Apr-07</text:p>
          </table:table-cell>
          <table:table-cell table:style-name="ce32" office:value-type="float" office:value="13587" calcext:value-type="float">
            <text:p>13-Mar-3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06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7.4" calcext:value-type="float">
            <text:p>7.4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62" calcext:value-type="float">
            <text:p>3.62</text:p>
          </table:table-cell>
          <table:table-cell table:number-columns-repeated="976"/>
        </table:table-row>
        <table:table-row table:style-name="ro2">
          <table:table-cell table:style-name="ce3" office:value-type="string" calcext:value-type="string">
            <text:p>TLSA508</text:p>
          </table:table-cell>
          <table:table-cell table:style-name="ce3" office:value-type="string" calcext:value-type="string">
            <text:p>TLSADC508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NA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7" office:value-type="float" office:value="15422" calcext:value-type="float">
            <text:p>22-Mar-4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A508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ND.0023</text:p>
          </table:table-cell>
          <table:table-cell table:style-name="ce3" office:value-type="string" calcext:value-type="string">
            <text:p>LNDADC012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161" calcext:value-type="float">
            <text:p>20-Mar-07</text:p>
          </table:table-cell>
          <table:table-cell table:style-name="ce32" office:value-type="float" office:value="47262" calcext:value-type="float">
            <text:p>24-May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23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A-496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5" office:value-type="string" calcext:value-type="string">
            <text:p>FT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49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4.78" calcext:value-type="float">
            <text:p>4.78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N1537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N15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8.35" calcext:value-type="float">
            <text:p>8.3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4" calcext:value-type="float">
            <text:p>4.84</text:p>
          </table:table-cell>
          <table:table-cell table:number-columns-repeated="2" table:style-name="ce44" office:value-type="float" office:value="4.83" calcext:value-type="float">
            <text:p>4.83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3.01" calcext:value-type="float">
            <text:p>3.01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DZA0017</text:p>
          </table:table-cell>
          <table:table-cell table:style-name="ce2" office:value-type="string" calcext:value-type="string">
            <text:p>LDZADC017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15G&gt;A__D39N_NEW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289" calcext:value-type="float">
            <text:p>26-Jul-07</text:p>
          </table:table-cell>
          <table:table-cell table:style-name="ce32" office:value-type="float" office:value="46447" calcext:value-type="float">
            <text:p>1-Mar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DZA001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5.2" calcext:value-type="float">
            <text:p>5.20</text:p>
          </table:table-cell>
          <table:table-cell table:number-columns-repeated="2" table:style-name="ce44" office:value-type="float" office:value="5.12" calcext:value-type="float">
            <text:p>5.1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068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style-name="ce31" office:value-type="float" office:value="40190" calcext:value-type="float">
            <text:p>12-Jan-10</text:p>
          </table:table-cell>
          <table:table-cell table:style-name="ce32" office:value-type="float" office:value="11307" calcext:value-type="float">
            <text:p>15-Dec-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68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67" calcext:value-type="float">
            <text:p>7.67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7" calcext:value-type="float">
            <text:p>7.70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55" calcext:value-type="float">
            <text:p>7.55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7.71" calcext:value-type="float">
            <text:p>7.7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59" calcext:value-type="float">
            <text:p>7.59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61" calcext:value-type="float">
            <text:p>7.61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93" calcext:value-type="float">
            <text:p>7.93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EDAR-MAA-015</text:p>
          </table:table-cell>
          <table:table-cell table:style-name="ce2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MAA-01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7" calcext:value-type="float">
            <text:p>5.7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063</text:p>
          </table:table-cell>
          <table:table-cell table:style-name="ce2" office:value-type="float" office:value="1063" calcext:value-type="float">
            <text:p>1063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32" office:value-type="float" office:value="37820" calcext:value-type="float">
            <text:p>18-Jul-03</text:p>
          </table:table-cell>
          <table:table-cell table:style-name="ce32" office:value-type="float" office:value="11065" calcext:value-type="float">
            <text:p>17-Apr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6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4" calcext:value-type="float">
            <text:p>5.14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DCR00148</text:p>
          </table:table-cell>
          <table:table-cell table:style-name="ce7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31" office:value-type="float" office:value="40003" calcext:value-type="float">
            <text:p>9-Jul-09</text:p>
          </table:table-cell>
          <table:table-cell table:style-name="ce32" office:value-type="float" office:value="15863" calcext:value-type="float">
            <text:p>6-Jun-43</text:p>
          </table:table-cell>
          <table:table-cell table:style-name="ce23" office:value-type="float" office:value="66" calcext:value-type="float">
            <text:p>6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14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37" calcext:value-type="float">
            <text:p>6.3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LDZA0042</text:p>
          </table:table-cell>
          <table:table-cell table:style-name="ce3" office:value-type="string" calcext:value-type="string">
            <text:p>LDZADC042</text:p>
          </table:table-cell>
          <table:table-cell table:style-name="ce7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456" calcext:value-type="float">
            <text:p>9-Jan-08</text:p>
          </table:table-cell>
          <table:table-cell table:style-name="ce32" office:value-type="float" office:value="47084" calcext:value-type="float">
            <text:p>27-Nov-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DZA004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1" calcext:value-type="float">
            <text:p>8.1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7" calcext:value-type="float">
            <text:p>4.77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PRGA0025</text:p>
          </table:table-cell>
          <table:table-cell table:style-name="ce2" office:value-type="string" calcext:value-type="string">
            <text:p>PRGADC025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4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32" office:value-type="float" office:value="39407" calcext:value-type="float">
            <text:p>21-Nov-07</text:p>
          </table:table-cell>
          <table:table-cell table:style-name="ce32" office:value-type="float" office:value="11078" calcext:value-type="float">
            <text:p>30-Apr-30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PRGA0025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22" calcext:value-type="float">
            <text:p>4.22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1225</text:p>
          </table:table-cell>
          <table:table-cell table:style-name="ce7" office:value-type="float" office:value="1225" calcext:value-type="float">
            <text:p>1225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8826" calcext:value-type="float">
            <text:p>19-Apr-06</text:p>
          </table:table-cell>
          <table:table-cell table:style-name="ce32" office:value-type="float" office:value="46836" calcext:value-type="float">
            <text:p>24-Mar-28</text:p>
          </table:table-cell>
          <table:table-cell table:style-name="ce23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225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23" calcext:value-type="float">
            <text:p>7.23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62" calcext:value-type="float">
            <text:p>4.62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DCR00558</text:p>
          </table:table-cell>
          <table:table-cell table:style-name="ce2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1045" calcext:value-type="float">
            <text:p>16-May-12</text:p>
          </table:table-cell>
          <table:table-cell table:style-name="ce32" office:value-type="float" office:value="12993" calcext:value-type="float">
            <text:p>28-Jul-35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5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72" calcext:value-type="float">
            <text:p>4.72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828</text:p>
          </table:table-cell>
          <table:table-cell table:style-name="ce7" office:value-type="float" office:value="828" calcext:value-type="float">
            <text:p>828</text:p>
          </table:table-cell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8097" calcext:value-type="float">
            <text:p>20-Apr-04</text:p>
          </table:table-cell>
          <table:table-cell table:style-name="ce32" office:value-type="float" office:value="44847" calcext:value-type="float">
            <text:p>13-Oct-2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2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4.85" calcext:value-type="float">
            <text:p>4.85</text:p>
          </table:table-cell>
          <table:table-cell table:number-columns-repeated="2" table:style-name="ce44" office:value-type="float" office:value="5.1" calcext:value-type="float">
            <text:p>5.1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number-columns-repeated="976"/>
        </table:table-row>
        <table:table-row table:style-name="ro2">
          <table:table-cell table:number-columns-repeated="2" table:style-name="ce3" office:value-type="string" calcext:value-type="string">
            <text:p>OA0644</text:p>
          </table:table-cell>
          <table:table-cell table:style-name="ce7" office:value-type="float" office:value="644" calcext:value-type="float">
            <text:p>644</text:p>
          </table:table-cell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7931" calcext:value-type="float">
            <text:p>6-Nov-03</text:p>
          </table:table-cell>
          <table:table-cell table:style-name="ce32" office:value-type="float" office:value="44738" calcext:value-type="float">
            <text:p>26-Jun-2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64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44" calcext:value-type="float">
            <text:p>8.44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2" calcext:value-type="float">
            <text:p>5.32</text:p>
          </table:table-cell>
          <table:table-cell table:number-columns-repeated="976"/>
        </table:table-row>
        <table:table-row table:style-name="ro2">
          <table:table-cell table:style-name="ce6" office:value-type="string" calcext:value-type="string">
            <text:p>KPOA0011</text:p>
          </table:table-cell>
          <table:table-cell table:style-name="ce2" office:value-type="string" calcext:value-type="string">
            <text:p>KPOADC011</text:p>
          </table:table-cell>
          <table:table-cell table:style-name="ce6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6" office:value-type="string" calcext:value-type="string">
            <text:p>visit_2</text:p>
          </table:table-cell>
          <table:table-cell table:style-name="ce8" office:value-type="string" calcext:value-type="string">
            <text:p>2107C&gt;T_H703Y</text:p>
          </table:table-cell>
          <table:table-cell table:style-name="ce13" office:value-type="string" calcext:value-type="string">
            <text:p>Male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39125" calcext:value-type="float">
            <text:p>12-Feb-07</text:p>
          </table:table-cell>
          <table:table-cell table:style-name="ce35" office:value-type="float" office:value="45928" calcext:value-type="float">
            <text:p>28-Sep-25</text:p>
          </table:table-cell>
          <table:table-cell table:style-name="ce27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KPOA0011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88" calcext:value-type="float">
            <text:p>7.88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" calcext:value-type="float">
            <text:p>5.8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1047</text:p>
          </table:table-cell>
          <table:table-cell table:style-name="ce2" office:value-type="float" office:value="1047" calcext:value-type="float">
            <text:p>1047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811" calcext:value-type="float">
            <text:p>9-Jul-03</text:p>
          </table:table-cell>
          <table:table-cell table:style-name="ce32" office:value-type="float" office:value="13394" calcext:value-type="float">
            <text:p>1-Sep-36</text:p>
          </table:table-cell>
          <table:table-cell table:style-name="ce5" office:value-type="float" office:value="67" calcext:value-type="float">
            <text:p>67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3.93" calcext:value-type="float">
            <text:p>3.93</text:p>
          </table:table-cell>
          <table:table-cell table:number-columns-repeated="976"/>
        </table:table-row>
        <table:table-row table:style-name="ro2">
          <table:table-cell table:style-name="ce2" office:value-type="string" calcext:value-type="string">
            <text:p>TLSC0721</text:p>
          </table:table-cell>
          <table:table-cell table:style-name="ce2" office:value-type="string" calcext:value-type="string">
            <text:p>TLSCTL721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92C&gt;T__R98W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616" calcext:value-type="float">
            <text:p>17-Jun-08</text:p>
          </table:table-cell>
          <table:table-cell table:style-name="ce32" office:value-type="float" office:value="11061" calcext:value-type="float">
            <text:p>13-Apr-30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2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6.35" calcext:value-type="float">
            <text:p>6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3.9" calcext:value-type="float">
            <text:p>3.90</text:p>
          </table:table-cell>
          <table:table-cell table:number-columns-repeated="976"/>
        </table:table-row>
        <table:table-row table:style-name="ro2">
          <table:table-cell table:number-columns-repeated="2" table:style-name="ce2" office:value-type="string" calcext:value-type="string">
            <text:p>OA0814</text:p>
          </table:table-cell>
          <table:table-cell table:style-name="ce2" office:value-type="float" office:value="814" calcext:value-type="float">
            <text:p>814</text:p>
          </table:table-cell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2</text:p>
          </table:table-cell>
          <table:table-cell table:style-name="ce13" office:value-type="string" calcext:value-type="string">
            <text:p>AD/other_dementia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32" office:value-type="float" office:value="37677" calcext:value-type="float">
            <text:p>25-Feb-03</text:p>
          </table:table-cell>
          <table:table-cell table:style-name="ce32" office:value-type="float" office:value="45348" calcext:value-type="float">
            <text:p>26-Feb-24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081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2" table:style-name="ce44" office:value-type="float" office:value="5.42" calcext:value-type="float">
            <text:p>5.4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3" calcext:value-type="float">
            <text:p>6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3" calcext:value-type="float">
            <text:p>4.83</text:p>
          </table:table-cell>
          <table:table-cell table:number-columns-repeated="976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en" number:country="GB">
      <number:text> £</number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2012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0" number:language="en" number:country="US">
      <number:text-content/>
      <style:map style:condition="value()&gt;=0" style:apply-style-name="N20120P0"/>
    </number:text-style>
    <number:date-style style:name="N20121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6:06:29.638836820</meta:creation-date>
    <dc:date>2015-08-03T16:24:04.363277468</dc:date>
    <meta:editing-duration>PT17M33S</meta:editing-duration>
    <meta:editing-cycles>2</meta:editing-cycles>
    <meta:generator>LibreOffice/4.3.7.2$Linux_X86_64 LibreOffice_project/430m0$Build-2</meta:generator>
    <meta:document-statistic meta:table-count="1" meta:cell-count="5289" meta:object-count="0"/>
  </office:meta>
</office:document-meta>
</file>